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Heading_20_1">
      <style:paragraph-properties fo:break-before="page"/>
    </style:style>
    <style:style style:name="P8" style:family="paragraph" style:parent-style-name="Text_20_body">
      <style:paragraph-properties fo:text-align="end" style:justify-single-word="false"/>
      <style:text-properties fo:font-size="16pt" style:font-size-asian="16pt" style:font-size-complex="16pt"/>
    </style:style>
    <style:style style:name="P9"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10" style:family="paragraph" style:parent-style-name="Table_20_Contents">
      <style:text-properties fo:color="#ffffff" style:font-name="Arial"/>
    </style:style>
    <style:style style:name="P11" style:family="paragraph" style:parent-style-name="Table_20_Contents">
      <style:text-properties style:font-name="Arial"/>
    </style:style>
    <style:style style:name="P12" style:family="paragraph" style:parent-style-name="Figure">
      <style:paragraph-properties fo:text-align="center" style:justify-single-word="false"/>
    </style:style>
    <style:style style:name="P13" style:family="paragraph" style:parent-style-name="Heading_20_2">
      <style:paragraph-properties fo:margin-left="0.4925in" fo:margin-right="0in" fo:text-indent="0in" style:auto-text-indent="false"/>
    </style:style>
    <style:style style:name="P14" style:family="paragraph" style:parent-style-name="Heading_20_2">
      <style:paragraph-properties fo:margin-left="0.492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1">
      <style:paragraph-properties fo:break-before="page"/>
    </style:style>
    <style:style style:name="P17" style:family="paragraph" style:parent-style-name="Table_20_Contents">
      <style:text-properties style:font-name="Arial"/>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1">
      <style:text-properties fo:font-style="italic" style:font-style-asian="italic" style:font-style-complex="italic"/>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agraph-properties fo:margin-left="0in" fo:margin-right="0in" fo:margin-top="0in" fo:margin-bottom="0in" fo:line-height="100%" fo:text-align="center" text:enable-numbering="false" fo:text-indent="0in"/>
    </style:style>
    <style:style style:name="P2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9"/>
      <text:p text:style-name="P9"/>
      <text:p text:style-name="P9"/>
      <text:p text:style-name="P9"/>
      <text:p text:style-name="P9">The Advanced JTAG Bridge</text:p>
      <text:p text:style-name="P8"/>
      <text:p text:style-name="P8"/>
      <text:p text:style-name="P8"/>
      <text:p text:style-name="P8"/>
      <text:p text:style-name="P8"/>
      <text:p text:style-name="P8">Nathan Yawn</text:p>
      <text:p text:style-name="P8"><text:a xlink:type="simple" xlink:href="mailto:nathan.yawn@epfl.ch">nathan.yawn@opencores.org</text:a></text:p>
      <text:p text:style-name="P8">January 17, 2010</text:p>
      <text:p text:style-name="P8"/>
      <text:p text:style-name="P8"/>
      <text:p text:style-name="P8"/>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Rev</text:p>
          </table:table-cell>
          <table:table-cell table:style-name="Table5.A1" office:value-type="string">
            <text:p text:style-name="P10">Date</text:p>
          </table:table-cell>
          <table:table-cell table:style-name="Table5.A1" office:value-type="string">
            <text:p text:style-name="P10">Author</text:p>
          </table:table-cell>
          <table:table-cell table:style-name="Table5.D1" office:value-type="string">
            <text:p text:style-name="P10">Comments</text:p>
          </table:table-cell>
        </table:table-row>
        <table:table-row>
          <table:table-cell table:style-name="Table5.A2" office:value-type="string">
            <text:p text:style-name="P11">1.0</text:p>
          </table:table-cell>
          <table:table-cell table:style-name="Table5.A2" office:value-type="string">
            <text:p text:style-name="P11">28/7/2008</text:p>
          </table:table-cell>
          <table:table-cell table:style-name="Table5.A2" office:value-type="string">
            <text:p text:style-name="P11">Nathan Yawn</text:p>
          </table:table-cell>
          <table:table-cell table:style-name="Table5.D2" office:value-type="string">
            <text:p text:style-name="P11">Initial version</text:p>
          </table:table-cell>
        </table:table-row>
        <table:table-row>
          <table:table-cell table:style-name="Table5.A2" office:value-type="string">
            <text:p text:style-name="P11">1.1</text:p>
          </table:table-cell>
          <table:table-cell table:style-name="Table5.A2" office:value-type="string">
            <text:p text:style-name="P11">14/6/2009</text:p>
          </table:table-cell>
          <table:table-cell table:style-name="Table5.A2" office:value-type="string">
            <text:p text:style-name="P11">NY</text:p>
          </table:table-cell>
          <table:table-cell table:style-name="Table5.D2" office:value-type="string">
            <text:p text:style-name="P11">Legacy dbg unit support, improved BSDL section, Apx. B</text:p>
          </table:table-cell>
        </table:table-row>
        <table:table-row>
          <table:table-cell table:style-name="Table5.A2" office:value-type="string">
            <text:p text:style-name="P11">1.2</text:p>
          </table:table-cell>
          <table:table-cell table:style-name="Table5.A2" office:value-type="string">
            <text:p text:style-name="P11">14/7/2009</text:p>
          </table:table-cell>
          <table:table-cell table:style-name="Table5.A2" office:value-type="string">
            <text:p text:style-name="P11">NY</text:p>
          </table:table-cell>
          <table:table-cell table:style-name="Table5.D2" office:value-type="string">
            <text:p text:style-name="P11">Support for FT2232 cables documented</text:p>
          </table:table-cell>
        </table:table-row>
        <table:table-row>
          <table:table-cell table:style-name="Table5.A2" office:value-type="string">
            <text:p text:style-name="P11">1.3</text:p>
          </table:table-cell>
          <table:table-cell table:style-name="Table5.A2" office:value-type="string">
            <text:p text:style-name="P11">17/1/2010</text:p>
          </table:table-cell>
          <table:table-cell table:style-name="Table5.A2" office:value-type="string">
            <text:p text:style-name="P11">NY</text:p>
          </table:table-cell>
          <table:table-cell table:style-name="Table5.D2" office:value-type="string">
            <text:p text:style-name="P11">Added comment on alternate USB-Blaster driver</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5f_5f_5f_20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1.Function<text:tab/>5</text:p>
          <text:p text:style-name="P27">1.1.Overview<text:tab/>5</text:p>
          <text:p text:style-name="P27">1.2.TAP Drivers<text:tab/>6</text:p>
          <text:p text:style-name="P18">1.2.1.Standalone JTAG TAP<text:tab/>6</text:p>
          <text:p text:style-name="P18">1.2.2.Altera Virtual JTAG<text:tab/>6</text:p>
          <text:p text:style-name="P18">1.2.3.Xilinx internal BSCAN<text:tab/>7</text:p>
          <text:p text:style-name="P27">1.3.Cable Drivers<text:tab/>7</text:p>
          <text:p text:style-name="P18">1.3.1.XPC3<text:tab/>7</text:p>
          <text:p text:style-name="P18">1.3.2.XESS<text:tab/>7</text:p>
          <text:p text:style-name="P18">1.3.3.USB-Blaster<text:tab/>7</text:p>
          <text:p text:style-name="P18">1.3.4.Xilinx Platform Cable USB (DLC9)<text:tab/>7</text:p>
          <text:p text:style-name="P18">1.3.5.FT2232<text:tab/>8</text:p>
          <text:p text:style-name="P18">1.3.6.VPI Simulation<text:tab/>8</text:p>
          <text:p text:style-name="P18">1.3.7.RTL Simulation<text:tab/>8</text:p>
          <text:p text:style-name="P27">1.4.BSDL Parsing<text:tab/>8</text:p>
          <text:p text:style-name="P27">1.5.RSP Server<text:tab/>8</text:p>
          <text:p text:style-name="P19">2.Syntax<text:tab/>9</text:p>
          <text:p text:style-name="P27">2.1.Usage examples<text:tab/>11</text:p>
          <text:p text:style-name="P19">3.See also<text:tab/>12</text:p>
          <text:p text:style-name="P19">Appendix A: <text:s/>Simulator Connections<text:tab/>13</text:p>
          <text:p text:style-name="P27">File IO<text:tab/>13</text:p>
          <text:p text:style-name="P27">VPI IO<text:tab/>13</text:p>
          <text:p text:style-name="P19">Appendix B: <text:s/>Code Structure<text:tab/>15</text:p>
        </text:index-body>
      </text:table-of-content>
      <text:p text:style-name="Standard"/>
      <text:p text:style-name="Standard"/>
      <text:p text:style-name="Standard"/>
      <text:p text:style-name="Standard"/>
      <text:list text:style-name="Numbering_20_1">
        <text:list-item>
          <text:p text:style-name="P7">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or an Altera sld_virtual_jtag megafunction (“altera_virtual_jtag” core). <text:s/>The adv_jtag_bridge program includes drivers for all three of these TAPs. <text:s/>See the <text:span text:style-name="T2">TAP Drivers</text:span> section for details on each of these TAP devices.</text:p>
      <text:p text:style-name="Standard"><text:tab/>At startup, adv_jtag_bridge probes for the cable specified on the command line, and attempts to identify all devices in the JTAG chain. <text:s/>The device chain information is printed to the console. <text:s/>In order to operate, adv_jtag_bridge needs to know which device in the chain is the target device (the OpenRisc system to be debugged), the length of the Instruction Register (IR) for every device in the chain, and the IR command which selects the advanced debug interface in the target device.</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text:soft-page-break/>adv_jtag_bridge, and may be changed in or32_selftest.c. <text:s/>In particular, SDRAM controller initialization is system-specific, and is not done by default. <text:s/>After the optional self-test, adv_jtag_bridge sets up a network server port for GDB to connect to.</text:p>
      <text:p text:style-name="Standard"><text:tab/>The adv_jtag_bridge program includes drivers for both the CPU debug interface and the Wishbone interface present in the advanced debug core. <text:s/>The CPU driver can be used to stall and restart the processor, <text:s/>to take control at breakpoints, and to read and set the values of CPU registers (future versions may add support for hardware breakpoints and watchpoints, and instruction trace). <text:s/>The Wishbone driver can be used to load programs, examine memory, <text:s/>and set software breakpoints. <text:s/>Note that while adv_jtag_bridge includes drivers for a second CPU, GDB does not support a second CPU; these drivers are therefore currently unused.</text:p>
      <text:list text:style-name="Numbering_20_1" text:continue-numbering="true">
        <text:list-item>
          <text:list text:continue-numbering="true">
            <text:list-item>
              <text:p text:style-name="Heading_20_2">TAP Drivers</text:p>
            </text:list-item>
          </text:list>
        </text:list-item>
      </text:list>
      <text:p text:style-name="Standard"><text:tab/>Three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text:style-name="Numbering_20_1" text:continue-numbering="true">
        <text:list-item>
          <text:list text:continue-numbering="true">
            <text:list-item>
              <text:list text:continue-numbering="true">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text:p>
      <text:list text:style-name="Numbering_20_1" text:continue-numbering="true">
        <text:list-item>
          <text:list text:continue-numbering="true">
            <text:list-item>
              <text:list text:continue-numbering="true">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ext:p>
      <text:p text:style-name="Standard"/>
      <text:p text:style-name="Standard"><text:soft-page-break/><text:tab/>The driver for the Altera Virtual JTAG TAP is automatically selected if the IDCODE of the target device has an Altera manufacturer ID. <text:s/>The virtual JTAG driver may be explicitly enabled or disabled on the command line.</text:p>
      <text:list text:style-name="Numbering_20_1" text:continue-numbering="true">
        <text:list-item>
          <text:list text:continue-numbering="true">
            <text:list-item>
              <text:list text:continue-numbering="true">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s text:c="2"/></text:p>
      <text:list text:style-name="Numbering_20_1" text:continue-numbering="true">
        <text:list-item>
          <text:list text:continue-numbering="true">
            <text:list-item>
              <text:p text:style-name="Heading_20_2">Cable Drivers</text:p>
            </text:list-item>
          </text:list>
        </text:list-item>
      </text:list>
      <text:p text:style-name="Standard">Several different communication drivers are supported by adv_jtag_bridge. <text:s/>These are listed and described below.</text:p>
      <text:list text:style-name="Numbering_20_1" text:continue-numbering="true">
        <text:list-item>
          <text:list text:continue-numbering="true">
            <text:list-item>
              <text:list text:continue-numbering="true">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list text:style-name="Numbering_20_1" text:continue-numbering="true">
        <text:list-item>
          <text:list text:continue-numbering="true">
            <text:list-item>
              <text:list text:continue-numbering="true">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text:p>
      <text:list text:style-name="Numbering_20_1" text:continue-numbering="true">
        <text:list-item>
          <text:list text:continue-numbering="true">
            <text:list-item>
              <text:list text:continue-numbering="true">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 <text:s/><text:span text:style-name="T2">(NOTE: a low-speed, libftdi-based USB-Blaster driver may also be selected as a compile-time option in the Makefile. <text:s/>The two USB-Blaster drivers are mutually exclusive. <text:s/>Try this alternate driver if the regular USB-Blaster driver fails to work with your cable.)</text:span></text:p>
      <text:list text:style-name="Numbering_20_1" text:continue-numbering="true">
        <text:list-item>
          <text:list text:continue-numbering="true">
            <text:list-item>
              <text:list text:continue-numbering="true">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This driver is experimental, and currently does not support any of the cable's high-speed modes. <text:s/>This driver requires that the “libusb” library be installed. <text:s/>The command-line name is “xpc_usb”.</text:p>
      <text:p text:style-name="Standard"><text:soft-page-break/></text:p>
      <text:list text:style-name="Numbering_20_1" text:continue-numbering="true">
        <text:list-item>
          <text:list text:continue-numbering="true">
            <text:list-item>
              <text:list text:continue-numbering="true">
                <text:list-item>
                  <text:p text:style-name="Heading_20_3">FT2232</text:p>
                </text:list-item>
              </text:list>
            </text:list-item>
          </text:list>
        </text:list-item>
      </text:list>
      <text:p text:style-name="Standard"><text:tab/>This driver <text:s/>supports a number of cables which are based on the FT2232 chip from Future Technology Devices (FTDI). <text:s/>This driver requires both the “libusb” and “libftdi” libraries be installed. <text:s/>The command-line name is “ft2232”.</text:p>
      <text:list text:style-name="Numbering_20_1" text:continue-numbering="true">
        <text:list-item>
          <text:list text:continue-numbering="true">
            <text:list-item>
              <text:list text:continue-numbering="true">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text:style-name="Numbering_20_1" text:continue-numbering="true">
        <text:list-item>
          <text:list text:continue-numbering="true">
            <text:list-item>
              <text:list text:continue-numbering="true">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text:style-name="Numbering_20_1" text:continue-numbering="true">
        <text:list-item>
          <text:list text:continue-numbering="true">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text:style-name="Numbering_20_1" text:continue-numbering="true">
        <text:list-item>
          <text:list text:continue-numbering="true">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ext:soft-page-break/>the command line).</text:p>
      <text:p text:style-name="Standard"/>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the asynchronous break.</text:p>
      <text:list text:style-name="Numbering_20_1" text:continue-numbering="true">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text:soft-page-break/>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text:soft-page-break/></text:p>
      <text:p text:style-name="Standard"/>
      <text:p text:style-name="P2">xpc_usb</text:p>
      <text:p text:style-name="Standard"/>
      <text:p text:style-name="Standard">Options: </text:p>
      <text:p text:style-name="Standard"><text:tab/>No options.</text:p>
      <text:p text:style-name="Standard"/>
      <text:p text:style-name="P2">ft2232</text:p>
      <text:p text:style-name="Standard"/>
      <text:p text:style-name="Standard">Options: </text:p>
      <text:p text:style-name="Standard"><text:tab/>No options.</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p text:style-name="Standard"/>
      <text:list text:style-name="Numbering_20_1" text:continue-numbering="true">
        <text:list-item>
          <text:list text:continue-numbering="true">
            <text:list-item>
              <text:p text:style-name="Heading_20_2">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s available for all devices, no self-test, GDB server on port 9999.</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text:p>
      <text:list text:style-name="Numbering_20_1" text:continue-numbering="true">
        <text:list-item>
          <text:p text:style-name="P7">See also</text:p>
        </text:list-item>
      </text:list>
      <text:list text:style-name="L1">
        <text:list-item>
          <text:p text:style-name="P20">Debugging System for OpenRisc 1000-based Systems</text:p>
        </text:list-item>
        <text:list-item>
          <text:p text:style-name="P21">IEEE Std. 1149.1 (JTAG TAP and Boundary Scan Architecture)</text:p>
        </text:list-item>
        <text:list-item>
          <text:p text:style-name="P21">The Advanced Debug Interface (<text:span text:style-name="T1">adv_dbg_if</text:span>) core documentation</text:p>
        </text:list-item>
        <text:list-item>
          <text:p text:style-name="P21">OpenCores <text:span text:style-name="T1">jtag</text:span> core documentation</text:p>
        </text:list-item>
        <text:list-item>
          <text:p text:style-name="P21"><text:span text:style-name="T1">altera_virtual_jtag</text:span> core documentation</text:p>
        </text:list-item>
        <text:list-item>
          <text:p text:style-name="P21"><text:span text:style-name="T1">xilinx_internal_bscan</text:span> core documentation</text:p>
        </text:list-item>
        <text:list-item>
          <text:p text:style-name="P21">Altera's <text:span text:style-name="T2">sld_virtual_jtag Megafunction User Guide</text:span></text:p>
        </text:list-item>
      </text:list>
      <text:p text:style-name="Standard"/>
      <text:p text:style-name="Standard"/>
      <text:p text:style-name="P15">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13">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13">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15">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29" draw:id="id9" svg:width="0.9004in" svg:height="0.5835in" svg:x="1.1591in" svg:y="5in"><text:p text:style-name="P28"><text:span text:style-name="T4">cable</text:span></text:p><text:p text:style-name="P28"><text:span text:style-name="T4">parallel</text:span></text:p></draw:rect><draw:rect draw:style-name="gr2" draw:text-style-name="P29" draw:id="id7" svg:width="1.0004in" svg:height="0.5835in" svg:x="2.1591in" svg:y="5in"><text:p text:style-name="P28"><text:span text:style-name="T4">cable</text:span></text:p><text:p text:style-name="P28"><text:span text:style-name="T4">usbblaster</text:span></text:p></draw:rect><draw:rect draw:style-name="gr2" draw:text-style-name="P29" draw:id="id8" svg:width="0.9169in" svg:height="0.5835in" svg:x="3.2425in" svg:y="5in"><text:p text:style-name="P28"><text:span text:style-name="T4">cable</text:span></text:p><text:p text:style-name="P28"><text:span text:style-name="T4">...</text:span></text:p></draw:rect><draw:rect draw:style-name="gr2" draw:text-style-name="P29" draw:id="id6" svg:width="1.0004in" svg:height="0.5835in" svg:x="2.1591in" svg:y="3.9165in"><text:p text:style-name="P28"><text:span text:style-name="T4">cable</text:span></text:p><text:p text:style-name="P28"><text:span text:style-name="T4">common</text:span></text:p></draw:rect><draw:rect draw:style-name="gr2" draw:text-style-name="P29" draw:id="id5" svg:width="1.0004in" svg:height="0.7504in" svg:x="2.1591in" svg:y="3in"><text:p text:style-name="P28"><text:span text:style-name="T4">chain</text:span></text:p><text:p text:style-name="P28"><text:span text:style-name="T4">commands</text:span></text:p></draw:rect><draw:rect draw:style-name="gr2" draw:text-style-name="P29" draw:id="id3" svg:width="0.9169in" svg:height="0.5835in" svg:x="1.5756in" svg:y="1.9165in"><text:p text:style-name="P28"><text:span text:style-name="T4">adv_dbg</text:span></text:p><text:p text:style-name="P28"><text:span text:style-name="T4">commands</text:span></text:p></draw:rect><draw:rect draw:style-name="gr2" draw:text-style-name="P30" draw:id="id4" svg:width="0.9169in" svg:height="0.5835in" svg:x="2.9091in" svg:y="1.9165in"><text:p text:style-name="P28"><text:span text:style-name="T4">legacy_dbg</text:span></text:p><text:p text:style-name="P28"><text:span text:style-name="T4">commands</text:span></text:p></draw:rect><draw:rect draw:style-name="gr2" draw:text-style-name="P29" draw:id="id2" svg:width="0.9169in" svg:height="0.5004in" svg:x="2.2425in" svg:y="1in"><text:p text:style-name="P28"><text:span text:style-name="T4">dbg_api</text:span></text:p></draw:rect><draw:rect draw:style-name="gr2" draw:text-style-name="P30" draw:id="id1" svg:width="0.9169in" svg:height="0.5996in" svg:x="2.2425in" svg:y="0in"><text:p text:style-name="P28"><text:span text:style-name="T4">rsp</text:span></text:p><text:p text:style-name="P28"><text:span text:style-name="T4">server</text:span></text:p></draw:rect><draw:rect draw:style-name="gr3" draw:text-style-name="P29" draw:id="id11" svg:width="0.9169in" svg:height="0.7504in" svg:x="4.6591in" svg:y="3in"><text:p text:style-name="P28"><text:span text:style-name="T4">adv_jtag</text:span></text:p><text:p text:style-name="P28"><text:span text:style-name="T4">bridge</text:span></text:p><text:p text:style-name="P28"><text:span text:style-name="T4">(main)</text:span></text:p></draw:rect><draw:rect draw:style-name="gr2" draw:text-style-name="P29" draw:id="id10" svg:width="0.9169in" svg:height="0.5004in" svg:x="4.6591in" svg:y="1in"><text:p text:style-name="P28"><text:span text:style-name="T4">or32</text:span></text:p><text:p text:style-name="P28"><text:span text:style-name="T4">selftest</text:span></text:p></draw:rect><draw:rect draw:style-name="gr2" draw:text-style-name="P29" draw:id="id12" svg:width="0.9169in" svg:height="0.5835in" svg:x="4.6591in" svg:y="4in"><text:p text:style-name="P28"><text:span text:style-name="T4">BSDL</text:span></text:p></draw:rect><draw:connector draw:style-name="gr4" draw:text-style-name="P30" svg:x1="2.7008in" svg:y1="0.5992in" svg:x2="2.7008in" svg:y2="1in" draw:start-shape="id1" draw:start-glue-point="2" draw:end-shape="id2" draw:end-glue-point="0"><text:p/></draw:connector><draw:connector draw:style-name="gr4" draw:text-style-name="P30" svg:x1="2.7008in" svg:y1="1.5in" svg:x2="2.0343in" svg:y2="1.9165in" draw:start-shape="id2" draw:start-glue-point="2" draw:end-shape="id3" draw:end-glue-point="0"><text:p/></draw:connector><draw:connector draw:style-name="gr4" draw:text-style-name="P30" svg:x1="2.7008in" svg:y1="1.5in" svg:x2="3.3673in" svg:y2="1.9165in" draw:start-shape="id2" draw:start-glue-point="2" draw:end-shape="id4" draw:end-glue-point="0"><text:p/></draw:connector><draw:connector draw:style-name="gr4" draw:text-style-name="P30" svg:x1="2.0343in" svg:y1="2.5in" svg:x2="2.6594in" svg:y2="3in" draw:start-shape="id3" draw:start-glue-point="2" draw:end-shape="id5" draw:end-glue-point="0"><text:p/></draw:connector><draw:connector draw:style-name="gr4" draw:text-style-name="P30" svg:x1="3.3673in" svg:y1="2.5in" svg:x2="2.6591in" svg:y2="3in" draw:start-shape="id4" draw:start-glue-point="2" draw:end-shape="id5" draw:end-glue-point="0"><text:p/></draw:connector><draw:connector draw:style-name="gr4" draw:text-style-name="P30" svg:x1="2.6591in" svg:y1="3.75in" svg:x2="2.6591in" svg:y2="3.9165in" draw:start-shape="id5" draw:start-glue-point="2" draw:end-shape="id6" draw:end-glue-point="0"><text:p/></draw:connector><draw:connector draw:style-name="gr4" draw:text-style-name="P30" svg:x1="2.6591in" svg:y1="4.5in" svg:x2="2.6591in" svg:y2="5in" draw:start-shape="id6" draw:start-glue-point="2" draw:end-shape="id7" draw:end-glue-point="0"><text:p/></draw:connector><draw:connector draw:style-name="gr4" draw:text-style-name="P30" svg:x1="2.6591in" svg:y1="4.5in" svg:x2="3.7008in" svg:y2="5in" draw:start-shape="id6" draw:start-glue-point="2" draw:end-shape="id8" draw:end-glue-point="0"><text:p/></draw:connector><draw:connector draw:style-name="gr4" draw:text-style-name="P30" svg:x1="2.6591in" svg:y1="4.5in" svg:x2="1.6091in" svg:y2="5in" draw:start-shape="id6" draw:start-glue-point="2" draw:end-shape="id9" draw:end-glue-point="0"><text:p/></draw:connector><draw:connector draw:style-name="gr4" draw:text-style-name="P30" svg:x1="4.6591in" svg:y1="1.25in" svg:x2="3.1591in" svg:y2="1.25in" draw:start-shape="id10" draw:start-glue-point="3" draw:end-shape="id2" draw:end-glue-point="1"><text:p/></draw:connector><draw:connector draw:style-name="gr4" draw:text-style-name="P30" svg:x1="5.1173in" svg:y1="3in" svg:x2="5.1173in" svg:y2="1.5in" draw:start-shape="id11" draw:start-glue-point="0" draw:end-shape="id10" draw:end-glue-point="2"><text:p/></draw:connector><draw:connector draw:style-name="gr4" draw:text-style-name="P30" svg:x1="5.1173in" svg:y1="3.75in" svg:x2="5.1173in" svg:y2="4in" draw:start-shape="id11" draw:start-glue-point="2" draw:end-shape="id12" draw:end-glue-point="0"><text:p/></draw:connector><draw:connector draw:style-name="gr4" draw:text-style-name="P30" svg:x1="4.6591in" svg:y1="3.3752in" svg:x2="3.1591in" svg:y2="3.3752in" draw:start-shape="id11" draw:start-glue-point="3" draw:end-shape="id5"><text:p/></draw:connector><draw:connector draw:style-name="gr4" draw:text-style-name="P30" svg:x1="5.7724in" svg:y1="3.3748in" svg:x2="3.1591in" svg:y2="0.2992in" draw:start-shape="id11" draw:start-glue-point="1" draw:end-shape="id1"><text:p/></draw:connector><draw:frame draw:style-name="gr5" draw:text-style-name="P32" svg:width="1.1189in" svg:height="0.3441in" svg:x="3.5402in" svg:y="3.1563in"><draw:text-box><text:p text:style-name="P31"><text:span text:style-name="T5">(startup only)</text:span></text:p></draw:text-box></draw:frame></draw:g></text:p><text:p text:style-name="P12">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tab/>At this point in the program execution, the self-test is optionally run. <text:s/>The self-test calls the <text:soft-page-break/>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s text:c="3"/></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The Advanced JTAG Bridge</dc:title>
    <dc:subject>The Advanced JTAG Bridge software manual</dc:subject>
    <meta:creation-date>2008-02-22T13:50:31</meta:creation-date>
    <dc:date>2010-01-17T19:13:03</dc:date>
    <meta:editing-cycles>87</meta:editing-cycles>
    <meta:editing-duration>PT12H45M4S</meta:editing-duration>
    <meta:user-defined meta:name="Info 1"/>
    <meta:user-defined meta:name="Info 2"/>
    <meta:user-defined meta:name="Info 3"/>
    <meta:user-defined meta:name="Info 4"/>
    <meta:document-statistic meta:table-count="1" meta:image-count="0" meta:object-count="0" meta:page-count="16" meta:paragraph-count="177" meta:word-count="4999" meta:character-count="29233"/>
  </office:meta>
</office:document-meta>
</file>